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f07" officeooo:paragraph-rsid="001c8f07"/>
    </style:style>
    <style:style style:name="P2" style:family="paragraph" style:parent-style-name="Standard">
      <style:text-properties fo:color="#000000" style:font-name="Liberation Serif" fo:font-size="12pt" officeooo:rsid="001c8f07" officeooo:paragraph-rsid="001c8f07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font-weight="bold" officeooo:paragraph-rsid="0021e43b"/>
    </style:style>
    <style:style style:name="P4" style:family="paragraph" style:parent-style-name="Standard">
      <style:text-properties officeooo:rsid="001d6078" officeooo:paragraph-rsid="001d6078"/>
    </style:style>
    <style:style style:name="P5" style:family="paragraph" style:parent-style-name="Standard">
      <style:text-properties officeooo:rsid="001d6078" officeooo:paragraph-rsid="001f4665"/>
    </style:style>
    <style:style style:name="P6" style:family="paragraph" style:parent-style-name="Standard">
      <style:text-properties officeooo:rsid="001f4665" officeooo:paragraph-rsid="001f4665"/>
    </style:style>
    <style:style style:name="P7" style:family="paragraph" style:parent-style-name="Standard">
      <style:text-properties fo:font-weight="bold" officeooo:rsid="001f4665" officeooo:paragraph-rsid="001f4665" style:font-weight-asian="bold" style:font-weight-complex="bold"/>
    </style:style>
    <style:style style:name="P8" style:family="paragraph" style:parent-style-name="Standard">
      <style:text-properties fo:font-weight="bold" officeooo:rsid="001c8f07" officeooo:paragraph-rsid="001fcd06" style:font-weight-asian="bold" style:font-weight-complex="bold"/>
    </style:style>
    <style:style style:name="P9" style:family="paragraph" style:parent-style-name="Standard">
      <style:text-properties fo:font-weight="bold" officeooo:rsid="001c8f07" officeooo:paragraph-rsid="0026532f" style:font-weight-asian="bold" style:font-weight-complex="bold"/>
    </style:style>
    <style:style style:name="P10" style:family="paragraph" style:parent-style-name="Standard">
      <style:text-properties officeooo:paragraph-rsid="001f4665"/>
    </style:style>
    <style:style style:name="P11" style:family="paragraph" style:parent-style-name="Standard">
      <style:text-properties officeooo:paragraph-rsid="002142c7"/>
    </style:style>
    <style:style style:name="T1" style:family="text">
      <style:text-properties officeooo:rsid="001c8f07"/>
    </style:style>
    <style:style style:name="T2" style:family="text">
      <style:text-properties officeooo:rsid="001d6078"/>
    </style:style>
    <style:style style:name="T3" style:family="text">
      <style:text-properties fo:font-variant="normal" fo:text-transform="none" fo:color="#032f62" style:font-name="SFMono-Regular" fo:font-size="6.55000019073486pt" fo:letter-spacing="normal" fo:font-style="normal" fo:font-weight="normal"/>
    </style:style>
    <style:style style:name="T4" style:family="text">
      <style:text-properties fo:font-variant="normal" fo:text-transform="none" fo:color="#032f62" style:font-name="SFMono-Regular" fo:font-size="6.55000019073486pt" fo:letter-spacing="normal" fo:font-style="normal" fo:font-weight="normal" officeooo:rsid="001c8f07"/>
    </style:style>
    <style:style style:name="T5" style:family="text">
      <style:text-properties fo:font-variant="normal" fo:text-transform="none" fo:color="#032f62" style:font-name="SFMono-Regular" fo:font-size="6.55000019073486pt" fo:letter-spacing="normal" fo:font-style="normal" fo:font-weight="normal" officeooo:rsid="001f4665"/>
    </style:style>
    <style:style style:name="T6" style:family="text">
      <style:text-properties fo:font-variant="normal" fo:text-transform="none" fo:color="#032f62" style:font-name="SFMono-Regular" fo:font-size="6.55000019073486pt" fo:letter-spacing="normal" fo:font-style="normal" fo:font-weight="normal" officeooo:rsid="001c8f07" style:font-size-asian="12pt" style:font-size-complex="12pt"/>
    </style:style>
    <style:style style:name="T7" style:family="text">
      <style:text-properties fo:font-variant="normal" fo:text-transform="none" fo:color="#032f62" style:font-name="Liberation Serif" fo:font-size="6.55000019073486pt" fo:letter-spacing="normal" fo:font-style="normal" fo:font-weight="normal" officeooo:rsid="001c8f07"/>
    </style:style>
    <style:style style:name="T8" style:family="text">
      <style:text-properties fo:font-variant="normal" fo:text-transform="none" fo:color="#032f62" style:font-name="Liberation Serif" fo:font-size="6.55000019073486pt" fo:letter-spacing="normal" fo:font-style="normal" fo:font-weight="normal" officeooo:rsid="001c8f07" style:font-size-asian="12pt" style:font-size-complex="12pt"/>
    </style:style>
    <style:style style:name="T9" style:family="text">
      <style:text-properties fo:font-variant="normal" fo:text-transform="none" fo:color="#032f62" style:font-name="Liberation Serif" fo:font-size="12pt" fo:letter-spacing="normal" fo:font-style="normal" fo:font-weight="normal" officeooo:rsid="001c8f07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c8f07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245c90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1d6078"/>
    </style:style>
    <style:style style:name="T15" style:family="text">
      <style:text-properties fo:font-variant="normal" fo:text-transform="none" fo:letter-spacing="normal" fo:font-style="normal" fo:font-weight="normal" officeooo:rsid="001c8f07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letter-spacing="normal" fo:font-style="normal" fo:font-weight="normal" officeooo:rsid="001d6078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21e43b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f07" style:font-weight-asian="bold" style:font-weight-complex="bold"/>
    </style:style>
    <style:style style:name="T20" style:family="text">
      <style:text-properties officeooo:rsid="001f4665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f4665" style:font-weight-asian="normal" style:font-weight-complex="normal"/>
    </style:style>
    <style:style style:name="T23" style:family="text">
      <style:text-properties fo:font-weight="normal" officeooo:rsid="001fcd06" style:font-weight-asian="normal" style:font-weight-complex="normal"/>
    </style:style>
    <style:style style:name="T24" style:family="text">
      <style:text-properties fo:font-weight="normal" officeooo:rsid="001d6078" style:font-weight-asian="normal" style:font-weight-complex="normal"/>
    </style:style>
    <style:style style:name="T25" style:family="text">
      <style:text-properties fo:font-weight="normal" officeooo:rsid="0023c46b" style:font-weight-asian="normal" style:font-weight-complex="normal"/>
    </style:style>
    <style:style style:name="T26" style:family="text">
      <style:text-properties officeooo:rsid="001fcd06"/>
    </style:style>
    <style:style style:name="T27" style:family="text">
      <style:text-properties officeooo:rsid="001c8f07" style:font-size-asian="12pt" style:font-weight-asian="bold" style:font-size-complex="12pt" style:font-weight-complex="bold"/>
    </style:style>
    <style:style style:name="T28" style:family="text">
      <style:text-properties officeooo:rsid="0023c4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set: 27testing.csv</text:p>
      <text:p text:style-name="P1"/>
      <text:p text:style-name="P1"><text:span text:style-name="T2">1.</text:span>Preprocessing files:</text:p>
      <text:p text:style-name="P1">1.<text:span text:style-name="T2">1</text:span>myprepro.py</text:p>
      <text:p text:style-name="P5"><text:span text:style-name="T18">Input:</text:span> 27testing.csv </text:p>
      <text:p text:style-name="P5"><text:span text:style-name="T18">Output: </text:span>27testing.<text:span text:style-name="T20">pkl</text:span></text:p>
      <text:p text:style-name="P5"/>
      <text:p text:style-name="P1"><text:span text:style-name="T2">1.</text:span>2.trim.py – for reducing the length of abstracts.</text:p>
      <text:p text:style-name="P1"/>
      <text:p text:style-name="P6">1.3testtraindiv.py – make test, training filedivisions</text:p>
      <text:p text:style-name="P7">Input: <text:span text:style-name="T21">27testing.pkl</text:span></text:p>
      <text:p text:style-name="P7">Output:<text:span text:style-name="T21">27testing_train.pkl, 27testing_test.pkl</text:span></text:p>
      <text:p text:style-name="P1"/>
      <text:p text:style-name="P1"/>
      <text:p text:style-name="P1"><text:span text:style-name="T2">2.</text:span>Node embedding files:</text:p>
      <text:p text:style-name="P1"><text:span text:style-name="T2">2.1.</text:span>mynodeembeddings.py – to generate node embeddings</text:p>
      <text:p text:style-name="P4"><text:span text:style-name="T18">Input:</text:span> 27testing.csv </text:p>
      <text:p text:style-name="P4"><text:span text:style-name="T18">Output: </text:span>27testing.emb</text:p>
      <text:p text:style-name="P4"/>
      <text:p text:style-name="P1"><text:span text:style-name="T2">2.2.</text:span>retry_online – to separate node label and its embedding with a tab for further processing.</text:p>
      <text:p text:style-name="P4"><text:span text:style-name="T18">Input: </text:span>27testing.emb</text:p>
      <text:p text:style-name="P4"><text:span text:style-name="T18">Output:</text:span> 27testing_<text:span text:style-name="T28">80wl_10nm_</text:span>online.emb</text:p>
      <text:p text:style-name="P1"/>
      <text:p text:style-name="P1"><text:span text:style-name="T2">3. </text:span>rnnadapting_1.py – training of neural network.</text:p>
      <text:p text:style-name="P9">Input: <text:span text:style-name="T22">27testing.pkl, 27testing_train.pkl, 27testing_test.pkl, </text:span><text:span text:style-name="T24">27testing_</text:span><text:span text:style-name="T25">80wl_10nm_</text:span><text:span text:style-name="T24">online.emb</text:span></text:p>
      <text:p text:style-name="P10"><text:span text:style-name="T19">Output: </text:span></text:p>
      <text:p text:style-name="P10"><text:span text:style-name="T10">model_27testing_</text:span><text:span text:style-name="T11">10</text:span><text:span text:style-name="T10">0epochs_d50_b128_L3.png , model_27testing_</text:span><text:span text:style-name="T11">10</text:span><text:span text:style-name="T10">0epochs_d50_b128_L3.h5, 27testing_</text:span><text:span text:style-name="T11">100</text:span><text:span text:style-name="T10">epochs_d</text:span><text:span text:style-name="T11">50</text:span><text:span text:style-name="T10">_b128_</text:span><text:span text:style-name="T11">L3_</text:span><text:span text:style-name="T10">acc.png, 27testing_</text:span><text:span text:style-name="T11">10</text:span><text:span text:style-name="T10">0epochs_d50_b128_</text:span><text:span text:style-name="T11">L3_loss</text:span><text:span text:style-name="T10">.png</text:span></text:p>
      <text:p text:style-name="P2"/>
      <text:p text:style-name="P1"><text:span text:style-name="T2">4.</text:span>myrnn_validation.py – validation of neural network</text:p>
      <text:p text:style-name="P8">Input:<text:span text:style-name="T22">27testing.pkl, 27testing_train.pkl, 27testing_test.pkl, </text:span><text:span text:style-name="T12">model_27testing_60epochs_d50_b128_L3.h5, </text:span></text:p>
      <text:p text:style-name="P8">Output:<text:span text:style-name="T23">27testing_100epochs_d50_b128_L3_train.txt ,27testing_100epochs_d50_b128_L3_test.txt</text:span></text:p>
      <text:p text:style-name="P1"/>
      <text:p text:style-name="P1"><text:span text:style-name="T2">5.</text:span>bleuscore_1.py: - For calculation of bleu scores</text:p>
      <text:p text:style-name="P11"><text:span text:style-name="T19">Input:</text:span><text:span text:style-name="T1"> 27testing.csv(dataset) , </text:span><text:span text:style-name="T10">27testing_100epochs_d50_b128_L3_train.txt, 27testing_100epochs_d50_b128_L3_test.txt</text:span></text:p>
      <text:p text:style-name="P3"><text:span text:style-name="T27">Output: </text:span><text:span text:style-name="T15">27testing_100epochs_d50_b128_L3_train_</text:span><text:span text:style-name="T17">bleuscore.txt</text:span><text:span text:style-name="T15"> <text:s/>27testing_100epochs_d50_b128_L3_t</text:span><text:span text:style-name="T17">est</text:span><text:span text:style-name="T15">_</text:span><text:span text:style-name="T17">bleuscore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1:55:59.648495699</meta:creation-date>
    <dc:date>2018-12-11T22:38:51.763380392</dc:date>
    <meta:editing-duration>PT31M5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98" meta:character-count="1379" meta:non-whitespace-character-count="1296"/>
  </office:meta>
</office:document-meta>
</file>